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Aquí tienes el <text:span text:style-name="Strong_20_Emphasis">siguiente bloque</text:span>, desarrollado con la misma voz conceptual y narrativa que vienes construyendo. Este es el momento en que el capítulo revela que la perfección del sistema —el coste cero— <text:span text:style-name="Strong_20_Emphasis">no es automática</text:span>, sino el resultado de un proceso inteligente que ha explorado y optimizado todas las posibilidades disponibles.</text:p>
      <text:p text:style-name="Horizontal_20_Line"/>
      <text:h text:style-name="Heading_20_1" text:outline-level="1"><text:span text:style-name="Strong_20_Emphasis">La perfección no es automática: es el resultado de inteligencia aplicada</text:span></text:h>
      <text:p text:style-name="Text_20_body">Aceptar que la vida no consume la Tierra ya es un giro conceptual importante. Pero hay una revelación aún más profunda: <text:span text:style-name="Strong_20_Emphasis">este grado de perfección no estaba garantizado</text:span>. No era inevitable. No era obligatorio. No era una propiedad intrínseca de la química orgánica. La vida podría haber funcionado de muchas otras maneras, y la mayoría de ellas habrían sido desastrosas.</text:p>
      <text:p text:style-name="Text_20_body">La vida primitiva no era un sistema optimizado. Las primeras redes autocatalíticas debieron de ser torpes, ineficientes, derrochadoras. Probablemente generaban residuos no reciclables, acumulaban compuestos inútiles, agotaban localmente sus recursos y colapsaban con frecuencia. Nada en la física impedía que la vida se convirtiera en un proceso contaminante, inestable o autodestructivo. De hecho, <text:span text:style-name="Strong_20_Emphasis">la mayoría de las configuraciones posibles del sistema habrían sido así</text:span>.</text:p>
      <text:p text:style-name="Text_20_body">Pero la vida no tomó ese camino.<text:line-break/>La vida tomó otro.</text:p>
      <text:h text:style-name="Heading_20_2" text:outline-level="2"><text:span text:style-name="Strong_20_Emphasis">Un proceso que explora sin dejar huecos</text:span></text:h>
      <text:p text:style-name="Text_20_body">La clave está en la dinámica que gobierna el sistema. La vida no es un objeto; es un proceso que se replica, se diversifica y se transforma. Cada variación es una exploración. Cada individuo es un experimento. Cada generación es un paso más en un espacio de posibilidades inmenso. Y ese proceso tiene una propiedad fundamental: <text:span text:style-name="Strong_20_Emphasis">no deja huecos sin explorar</text:span>.</text:p>
      <text:p text:style-name="Text_20_body">Esta es la misma lógica que vimos en el modelo del laberinto:</text:p>
      <text:list xml:id="list3392208107" text:style-name="L1">
        <text:list-item>
          <text:p text:style-name="P2">si existe un camino, lo encuentra; </text:p>
        </text:list-item>
        <text:list-item>
          <text:p text:style-name="P2">si existe un camino más corto, también lo encuentra; </text:p>
        </text:list-item>
        <text:list-item>
          <text:p text:style-name="P2">si existen todos los caminos, los recorre todos; </text:p>
        </text:list-item>
        <text:list-item>
          <text:p text:style-name="P1">y cada solución la alcanza con el mínimo número de pasos necesarios. </text:p>
        </text:list-item>
      </text:list>
      <text:p text:style-name="Text_20_body">La vida opera con esa misma estructura lógica.<text:line-break/>No porque “quiera”, sino porque <text:span text:style-name="Strong_20_Emphasis">esa es la arquitectura del proceso</text:span>.</text:p>
      <text:h text:style-name="Heading_20_2" text:outline-level="2"><text:soft-page-break/><text:span text:style-name="Strong_20_Emphasis">La vida prueba todas las formas posibles de existir</text:span></text:h>
      <text:p text:style-name="Text_20_body">En cada generación, la vida introduce pequeñas variaciones. Algunas son inútiles, otras son destructivas, otras simplemente no aportan nada. Pero algunas —muy pocas— permiten que el proceso continúe de forma más estable, más eficiente, más integrada en su entorno. Y esas variaciones se preservan. No porque la vida “sepa” que son mejores, sino porque <text:span text:style-name="Strong_20_Emphasis">funcionan mejor</text:span>.</text:p>
      <text:p text:style-name="Text_20_body">Con el tiempo, este mecanismo produce algo extraordinario:</text:p>
      <text:list xml:id="list3873047974" text:style-name="L2">
        <text:list-item>
          <text:p text:style-name="P4">ciclos cerrados, </text:p>
        </text:list-item>
        <text:list-item>
          <text:p text:style-name="P4">reciclaje perfecto, </text:p>
        </text:list-item>
        <text:list-item>
          <text:p text:style-name="P4">simbiosis entre especies, </text:p>
        </text:list-item>
        <text:list-item>
          <text:p text:style-name="P4">descomposición orquestada, </text:p>
        </text:list-item>
        <text:list-item>
          <text:p text:style-name="P4">reutilización total de la materia, </text:p>
        </text:list-item>
        <text:list-item>
          <text:p text:style-name="P4">integración de residuos en procesos útiles, </text:p>
        </text:list-item>
        <text:list-item>
          <text:p text:style-name="P3">equilibrio dinámico con el entorno. </text:p>
        </text:list-item>
      </text:list>
      <text:p text:style-name="Text_20_body">Nada de esto estaba garantizado.<text:line-break/>Todo esto es el resultado de una exploración sistemática del espacio de posibilidades.</text:p>
      <text:h text:style-name="Heading_20_2" text:outline-level="2"><text:span text:style-name="Strong_20_Emphasis">La descomposición como ejemplo de inteligencia estructural</text:span></text:h>
      <text:p text:style-name="Text_20_body">La descomposición es uno de los ejemplos más claros. No es un fenómeno pasivo. No es simplemente “lo que pasa” cuando algo muere. Es un proceso diseñado —no por una mente, sino por una dinámica— para evitar la acumulación de residuos. La vida inventó la descomposición para cerrar el ciclo. Inventó organismos especializados en deshacer lo que otros organismos construyen. Inventó rutas metabólicas que convierten desechos en nutrientes. Inventó simbiosis que permiten que cada residuo sea alimento para otra forma de vida.</text:p>
      <text:p text:style-name="Text_20_body">La vida no destruye la materia: <text:span text:style-name="Strong_20_Emphasis">la recicla con precisión absoluta</text:span>.</text:p>
      <text:h text:style-name="Heading_20_2" text:outline-level="2"><text:span text:style-name="Strong_20_Emphasis">La perfección como consecuencia de la exploración</text:span></text:h>
      <text:p text:style-name="Text_20_body">Cuando un sistema explora sin dejar huecos, cualquier solución existente será alcanzada. Y si existe una forma de sostener un proceso infinito sin destruir el sustrato, ese sistema la encontrará. La vida encontró esa forma. No porque fuera inevitable, sino porque <text:span text:style-name="Strong_20_Emphasis">era posible</text:span>. Y en un espacio de posibilidades, lo posible es alcanzable para un proceso que explora exhaustivamente.</text:p>
      <text:p text:style-name="Text_20_body">La vida no opera con coste cero porque sea mágica.<text:line-break/>Opera con coste cero porque <text:span text:style-name="Strong_20_Emphasis">ha encontrado la única arquitectura que permite existir para siempre</text:span>.</text:p>
      <text:p text:style-name="Horizontal_20_Line"/>
      <text:p text:style-name="Text_20_body">Si te parece bien, el siguiente bloque puede centrarse en <text:span text:style-name="Strong_20_Emphasis">cómo la lógica del laberinto explica esta convergencia hacia la solución óptima</text:span>, mostrando al lector que el comportamiento de la vida no es misterioso, sino la consecuencia natural de un proceso que explora todas las posibilidad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8T09:39:59.741000000</meta:creation-date>
    <dc:date>2026-03-28T09:44:59.401000000</dc:date>
    <meta:editing-duration>PT4M59S</meta:editing-duration>
    <meta:editing-cycles>1</meta:editing-cycles>
    <meta:document-statistic meta:table-count="0" meta:image-count="0" meta:object-count="0" meta:page-count="2" meta:paragraph-count="31" meta:word-count="696" meta:character-count="4392" meta:non-whitespace-character-count="3727"/>
    <meta:generator>LibreOffice/7.3.5.2$Windows_X86_64 LibreOffice_project/184fe81b8c8c30d8b5082578aee2fed2ea847c01</meta:generator>
  </office:meta>
</office:document-meta>
</file>